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8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0902in" svg:y="2.0598in">
            <draw:object draw:notify-on-update-of-ranges="Sheet1.B1:Sheet1.B49 Sheet1.H1:Sheet1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42" calcext:value-type="float">
            <text:p>4.20E-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3" calcext:value-type="float">
            <text:p>3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49" calcext:value-type="float">
            <text:p>4.90E-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2880" calcext:value-type="float">
            <text:p>1228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0.000095" calcext:value-type="float">
            <text:p>9.50E-0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45760" calcext:value-type="float">
            <text:p>2457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0185" calcext:value-type="float">
            <text:p>0.0001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91520" calcext:value-type="float">
            <text:p>4915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83040" calcext:value-type="float">
            <text:p>9830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0726" calcext:value-type="float">
            <text:p>0.00072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66080" calcext:value-type="float">
            <text:p>19660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1438" calcext:value-type="float">
            <text:p>0.00143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32160" calcext:value-type="float">
            <text:p>39321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2807" calcext:value-type="float">
            <text:p>0.00280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864320" calcext:value-type="float">
            <text:p>78643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4599" calcext:value-type="float">
            <text:p>0.00459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728640" calcext:value-type="float">
            <text:p>157286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09383" calcext:value-type="float">
            <text:p>0.0093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1457280" calcext:value-type="float">
            <text:p>314572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18362" calcext:value-type="float">
            <text:p>0.01836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2914560" calcext:value-type="float">
            <text:p>629145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35056" calcext:value-type="float">
            <text:p>0.03505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5829120" calcext:value-type="float">
            <text:p>1258291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07562" calcext:value-type="float">
            <text:p>0.0756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1658240" calcext:value-type="float">
            <text:p>2516582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153665" calcext:value-type="float">
            <text:p>0.15366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3316480" calcext:value-type="float">
            <text:p>50331648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300604" calcext:value-type="float">
            <text:p>0.30060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6632960" calcext:value-type="float">
            <text:p>100663296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0.607225" calcext:value-type="float">
            <text:p>0.6072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13265920" calcext:value-type="float">
            <text:p>201326592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1.24297" calcext:value-type="float">
            <text:p>1.2429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026531840" calcext:value-type="float">
            <text:p>402653184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style-name="ce2" office:value-type="float" office:value="2.55837" calcext:value-type="float">
            <text:p>2.5583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053063680" calcext:value-type="float">
            <text:p>80530636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106127360" calcext:value-type="float">
            <text:p>1610612736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2212254720" calcext:value-type="float">
            <text:p>3221225472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4424509440" calcext:value-type="float">
            <text:p>6442450944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8849018880" calcext:value-type="float">
            <text:p>1288490188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7698037760" calcext:value-type="float">
            <text:p>25769803776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5396075520" calcext:value-type="float">
            <text:p>51539607552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30792151040" calcext:value-type="float">
            <text:p>103079215104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61584302080" calcext:value-type="float">
            <text:p>20615843020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123168604160" calcext:value-type="float">
            <text:p>412316860416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246337208320" calcext:value-type="float">
            <text:p>824633720832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492674416640" calcext:value-type="float">
            <text:p>1649267441664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2985348833280" calcext:value-type="float">
            <text:p>329853488332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970697666560" calcext:value-type="float">
            <text:p>6597069766656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1941395333120" calcext:value-type="float">
            <text:p>13194139533312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3882790666240" calcext:value-type="float">
            <text:p>26388279066624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27765581332480" calcext:value-type="float">
            <text:p>5277655813324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55531162664960" calcext:value-type="float">
            <text:p>105553116266496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11062325329920" calcext:value-type="float">
            <text:p>211106232532992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22124650659840" calcext:value-type="float">
            <text:p>422212465065984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444249301319680" calcext:value-type="float">
            <text:p>844424930131968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float" office:value="0.000001" calcext:value-type="float">
            <text:p>1.0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9:38:13.595000000</meta:creation-date>
    <dc:date>2025-02-10T19:44:56.948000000</dc:date>
    <meta:editing-duration>PT6M43S</meta:editing-duration>
    <meta:editing-cycles>1</meta:editing-cycles>
    <meta:document-statistic meta:table-count="1" meta:cell-count="331" meta:object-count="1"/>
    <meta:generator>LibreOffice/7.5.5.2$Windows_X86_64 LibreOffice_project/ca8fe7424262805f223b9a2334bc7181abbcbf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:Sheet1.B49 Sheet1.H1:Sheet1.H50" svg:x="0.319cm" svg:y="0.381cm" svg:width="12.507cm" svg:height="8.64cm">
          <chart:coordinate-region svg:x="3.533cm" svg:y="0.581cm" svg:width="9.01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9 Sheet1.H1:Sheet1.H50" chart:class="chart:scatte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1:Sheet1.B49 Sheet1.H1:Sheet1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880">
                <text:p>122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760">
                <text:p>245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1520">
                <text:p>4915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3040">
                <text:p>9830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2160">
                <text:p>3932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64320">
                <text:p>7864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28640">
                <text:p>157286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57280">
                <text:p>31457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914560">
                <text:p>629145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829120">
                <text:p>125829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6632960">
                <text:p>10066329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3265920">
                <text:p>20132659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6531840">
                <text:p>40265318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53063680">
                <text:p>8053063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06127360">
                <text:p>16106127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12254720">
                <text:p>322122547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424509440">
                <text:p>644245094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849018880">
                <text:p>1288490188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698037760">
                <text:p>2576980377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5396075520">
                <text:p>5153960755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792151040">
                <text:p>10307921510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1584302080">
                <text:p>20615843020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23168604160">
                <text:p>4123168604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46337208320">
                <text:p>8246337208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92674416640">
                <text:p>16492674416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85348833280">
                <text:p>32985348833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970697666560">
                <text:p>65970697666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941395333120">
                <text:p>131941395333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3882790666240">
                <text:p>2638827906662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7765581332480">
                <text:p>527765581332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5531162664960">
                <text:p>10555311626649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1062325329920">
                <text:p>21110623253299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2124650659840">
                <text:p>42221246506598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44249301319680">
                <text:p>8444249301319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38">
                <text:p>0.001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807">
                <text:p>0.0028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599">
                <text:p>0.004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383">
                <text:p>0.009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8362">
                <text:p>0.018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056">
                <text:p>0.035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562">
                <text:p>0.07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3665">
                <text:p>0.153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0604">
                <text:p>0.300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7225">
                <text:p>0.607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297">
                <text:p>1.24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5837">
                <text:p>2.55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